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Helvetica" svg:font-family="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f75b" officeooo:paragraph-rsid="0019f75b"/>
    </style:style>
    <style:style style:name="P2" style:family="paragraph" style:parent-style-name="Standard">
      <style:text-properties officeooo:paragraph-rsid="0019f75b"/>
    </style:style>
    <style:style style:name="P3" style:family="paragraph" style:parent-style-name="Standard">
      <style:text-properties officeooo:rsid="001bcfff" officeooo:paragraph-rsid="001bcfff"/>
    </style:style>
    <style:style style:name="P4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5" style:family="paragraph" style:parent-style-name="Standard">
      <style:text-properties officeooo:rsid="001d7282" officeooo:paragraph-rsid="001d7282"/>
    </style:style>
    <style:style style:name="P6" style:family="paragraph" style:parent-style-name="Standard">
      <style:text-properties officeooo:rsid="001eb65c" officeooo:paragraph-rsid="001eb65c"/>
    </style:style>
    <style:style style:name="P7" style:family="paragraph" style:parent-style-name="Standard">
      <style:text-properties officeooo:rsid="001f2e38" officeooo:paragraph-rsid="001f2e38"/>
    </style:style>
    <style:style style:name="P8" style:family="paragraph" style:parent-style-name="Standard">
      <style:text-properties officeooo:paragraph-rsid="001fda45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</style:style>
    <style:style style:name="P10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0c0c0e" loext:opacity="100%" style:font-name="Helvetica" fo:font-size="10.5pt" fo:letter-spacing="normal" fo:font-style="normal" fo:font-weight="normal"/>
    </style:style>
    <style:style style:name="T2" style:family="text">
      <style:text-properties fo:color="#ce9178" loext:opacity="100%"/>
    </style:style>
    <style:style style:name="T3" style:family="text">
      <style:text-properties fo:color="#c586c0" loext:opacity="100%"/>
    </style:style>
    <style:style style:name="T4" style:family="text">
      <style:text-properties officeooo:rsid="001cc649"/>
    </style:style>
    <style:style style:name="T5" style:family="text">
      <style:text-properties officeooo:rsid="001fda45"/>
    </style:style>
    <style:style style:name="T6" style:family="text">
      <style:text-properties officeooo:rsid="00205a13"/>
    </style:style>
    <style:style style:name="T7" style:family="text">
      <style:text-properties officeooo:rsid="00221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°) Chercher ce que signifie le mot json. A quoi</text:p>
      <text:p text:style-name="Standard"/>
      <text:p text:style-name="P9"><text:span text:style-name="T1">JavaScript Object Notation</text:span> </text:p>
      <text:p text:style-name="Standard"/>
      <text:p text:style-name="Standard">correspond ce type de fichier ? Donner la structure du fichier</text:p>
      <text:p text:style-name="Standard">utilisé.</text:p>
      <text:p text:style-name="Standard"/>
      <text:p text:style-name="P1">C’est une list de dict</text:p>
      <text:p text:style-name="Standard"/>
      <text:p text:style-name="Standard">2°) Ajouter la ligne de code print(employes[1]).</text:p>
      <text:p text:style-name="Standard"/>
      <text:p text:style-name="Standard">{'nom': 'vaibuipaix', 'sexe': 'femme', 'poids': 68, 'pointure': 39, 'empreinte': 'boucle', 'age': 54, 'sang': 'A', 'yeux': 'vert', 'taille': 174, 'cheveux': 'gris'}</text:p>
      <text:p text:style-name="Standard"/>
      <text:p text:style-name="Standard">a) Que fait cette ligne ?</text:p>
      <text:p text:style-name="Standard"/>
      <text:p text:style-name="P1">Donne le dict du 2ème employer</text:p>
      <text:p text:style-name="Standard"/>
      <text:p text:style-name="Standard">b) Combien de « clefs » possède le dictionnaire employes ? En donner la liste.</text:p>
      <text:p text:style-name="Standard"/>
      <text:p text:style-name="Standard">dict_keys(['nom', 'sexe', 'poids', 'pointure', 'empreinte', 'age', 'sang', 'yeux', 'taille', 'cheveux'])</text:p>
      <text:p text:style-name="Standard"/>
      <text:p text:style-name="Standard">c) Compléter le code du fichier enquete.py pour que l’ensemble des clés apparaissent sous forme d’une liste dont le</text:p>
      <text:p text:style-name="Standard">nom sera cles.</text:p>
      <text:p text:style-name="Standard"/>
      <text:p text:style-name="Standard"/>
      <text:p text:style-name="Standard"/>
      <text:p text:style-name="Standard">d) Que ferait la ligne de code print(employes[1]['yeux']) ? Tester la réponse en exécutant le code.</text:p>
      <text:p text:style-name="P2">‘vert’</text:p>
      <text:p text:style-name="Standard"/>
      <text:p text:style-name="Standard">2°) Ajouter la ligne de code suspects=[x['nom'] for x in employes]</text:p>
      <text:p text:style-name="Standard">a) Quel nom donne-t-on à ce type de syntaxe ? Quel est son intérêt ?</text:p>
      <text:p text:style-name="Standard"/>
      <text:p text:style-name="P3">C’est une compréhension de list cela réduit une boucle for</text:p>
      <text:p text:style-name="P3"/>
      <text:p text:style-name="Standard">b) Que fait cette ligne ? Faire afficher le résultat par le programme.</text:p>
      <text:p text:style-name="Standard"/>
      <text:p text:style-name="P3">Elle prend le nom de chaque employer</text:p>
      <text:p text:style-name="Standard"/>
      <text:p text:style-name="Standard">c) Faire afficher le nombre total d’employés.</text:p>
      <text:p text:style-name="Standard"/>
      <text:p text:style-name="P3">1395 employer</text:p>
      <text:p text:style-name="Standard"/>
      <text:p text:style-name="Standard">d) Faire afficher le nom et l’âge des employés. Aide : utiliser (x['nom'],x['age']) au bon endroit.</text:p>
      <text:p text:style-name="P4">suspects=[(x[<text:span text:style-name="T2">'nom'</text:span>],x[<text:span text:style-name="T2">'age'</text:span>]<text:span text:style-name="T4">)</text:span> <text:span text:style-name="T3">for</text:span> x <text:span text:style-name="T3">in</text:span> employes]</text:p>
      <text:p text:style-name="Standard"/>
      <text:p text:style-name="Standard"/>
      <text:p text:style-name="Standard">3°) Pour réduire la future liste des suspects, on peut facilement ajouter une condition, par exemple les</text:p>
      <text:p text:style-name="Standard">employés au yeux bleus : suspects=[x for x in employes if x['yeux']=='bleu'].</text:p>
      <text:p text:style-name="Standard"><text:soft-page-break/>a) Faire afficher la liste des employés mesurant plus de 195 cm.</text:p>
      <text:p text:style-name="Standard"/>
      <text:p text:style-name="P5">[{'nom': 'grapard', 'sexe': 'homme', 'poids': 94, 'pointure': 42, 'empreinte': 'tourbillon', 'age': 65, 'sang': 'A', 'yeux': 'marron', 'taille': 196, 'cheveux': 'chatain'}, {'nom': 'bondard', 'sexe': 'femme', 'poids': 64, 'pointure': 43, 'empreinte': 'tourbillon', 'age': 40, 'sang': 'B', 'yeux': 'marron', 'taille': 196, 'cheveux': 'gris'}, {'nom': 'poupaire', 'sexe': 'femme', 'poids': 96, 'pointure': 41, 'empreinte': 'boucle', 'age': 31, 'sang': 'A', 'yeux': 'bleu', 'taille': 198, 'cheveux': 'noir'}, {'nom': 'baifaur', 'sexe': 'homme', 'poids': 64, 'pointure': 43, 'empreinte': 'boucle', 'age': 61, 'sang': 'A', 'yeux': 'marron', 'taille': 198, 'cheveux': 'chatain'}, {'nom': 'passebarre', 'sexe': 'femme', 'poids': 60, 'pointure': 41, 'empreinte': 'boucle', 'age': 48, 'sang': 'A', 'yeux': 'marron', 'taille': 196, 'cheveux': 'chatain'}, {'nom': 'rairein', 'sexe': 'femme', 'poids': 74, 'pointure': 37, 'empreinte': 'boucle', 'age': 41, 'sang': 'A', 'yeux': 'marron', 'taille': 198, 'cheveux': 'gris'}]</text:p>
      <text:p text:style-name="Standard"/>
      <text:p text:style-name="Standard">b) On peut combiner plusieurs conditions à l’aide de and et or (à grouper avec une parenthèse).</text:p>
      <text:p text:style-name="Standard">Faire afficher le nom de l’employé mesurant plus de 195 cm et qui a les yeux bleus.</text:p>
      <text:p text:style-name="Standard">Cependant ce qui précède n’était qu’un exercice, l’employé trouvé n’est pas un suspect.</text:p>
      <text:p text:style-name="Standard">II) A VOUS DE JOUER :</text:p>
      <text:p text:style-name="Standard">A partir de la liste initiale des employés et en utilisant les indices qui suivent, vous devez réduire progressivement</text:p>
      <text:p text:style-name="Standard">la liste des employés initiale, à quelques suspects seulement.</text:p>
      <text:p text:style-name="Standard">1°) On a retrouvé un cheveu blond. Réduire la liste des suspects, aux employés blonds uniquement, dans</text:p>
      <text:p text:style-name="Standard">une liste suspects_2 qui sera affichée.</text:p>
      <text:p text:style-name="Standard"/>
      <text:p text:style-name="P6">141 employer</text:p>
      <text:p text:style-name="Standard"/>
      <text:p text:style-name="Standard">2°) On a trouvé du sang du groupe A, appartenant à une femme. Réduire encore la liste de suspects à une</text:p>
      <text:p text:style-name="Standard">liste suspect_3 de groupe sanguin A et de sexe féminin.</text:p>
      <text:p text:style-name="P6"/>
      <text:p text:style-name="P6">325 employer </text:p>
      <text:p text:style-name="Standard"/>
      <text:p text:style-name="Standard">3°) On a trouvé des empreintes digitales de type arc et spirale. Réduire de nouveau la liste des employés</text:p>
      <text:p text:style-name="Standard">suspects à une liste suspects_4 ayant en plus des empreintes digitales de type arc ou de type boucle.</text:p>
      <text:p text:style-name="Standard"/>
      <text:p text:style-name="P6">82 suspect</text:p>
      <text:p text:style-name="Standard"/>
      <text:p text:style-name="Standard">4°) On a trouvé des empreintes de pas correspondant à une pointure supérieure ou égale à du 42. Réduire</text:p>
      <text:p text:style-name="Standard">encore la liste des suspects.</text:p>
      <text:p text:style-name="Standard"/>
      <text:p text:style-name="P7">314 suspect global</text:p>
      <text:p text:style-name="P8"><text:span text:style-name="T6">29</text:span><text:span text:style-name="T5"> toute conditio</text:span><text:span text:style-name="T7">n</text:span></text:p>
      <text:p text:style-name="P10"/>
      <text:p text:style-name="Standard">5°) Conclure en donnant les noms des suspects.</text:p>
      <text:p text:style-name="Standard">['baudent', 'nagedire', 'favin', 'frulourd', 'cregaie', 'goudond', 'piqueson', 'foubeurre', 'moboid', 'liseau', 'puiplant', 'brelaut', 'cartepoire', 'saubarre', 'trorire', 'mamarre', 'saloin',</text:p>
      <text:p text:style-name="Standard">'cromure', 'gripure', 'cumeurt', 'armeleur', 'drolaut', 'rouflan', 'duregrand', 'dropot', 'magebiere', 'prebois', 'craroi', 'baubord']</text:p>
      <text:p text:style-name="Standard">6°) Après analyse plus précise des empreintes, il s’avère que la pointure du coupable est 43. Donner son</text:p>
      <text:p text:style-name="Standard">nom cregai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Helvetica" svg:font-family="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08:33:11.565000000</meta:creation-date>
    <meta:generator>LibreOffice/7.1.5.2$Windows_X86_64 LibreOffice_project/85f04e9f809797b8199d13c421bd8a2b025d52b5</meta:generator>
    <dc:date>2021-11-25T09:36:56.881000000</dc:date>
    <meta:editing-duration>PT41M21S</meta:editing-duration>
    <meta:editing-cycles>11</meta:editing-cycles>
    <meta:document-statistic meta:table-count="0" meta:image-count="0" meta:object-count="0" meta:page-count="3" meta:paragraph-count="52" meta:word-count="645" meta:character-count="4268" meta:non-whitespace-character-count="3673"/>
  </office:meta>
</office:document-meta>
</file>